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margin-left="2.125cm" fo:margin-right="2.125cm" fo:text-indent="0cm" style:auto-text-indent="false"/>
    </style:style>
    <style:style style:name="P2" style:family="paragraph" style:parent-style-name="Standard">
      <style:text-properties fo:color="#c9211e" loext:opacity="100%" style:font-name="Nimbus Roman" fo:font-size="10pt" style:font-size-asian="10pt" style:font-size-complex="10pt"/>
    </style:style>
    <style:style style:name="P3" style:family="paragraph" style:parent-style-name="Standard">
      <style:paragraph-properties fo:margin-top="0cm" fo:margin-bottom="0cm" style:contextual-spacing="false"/>
      <style:text-properties fo:color="#c9211e" loext:opacity="100%" style:font-name="Nimbus Roman" fo:font-size="10pt" style:font-size-asian="10pt" style:font-size-complex="10pt"/>
    </style:style>
    <style:style style:name="P4" style:family="paragraph" style:parent-style-name="Text_20_body">
      <style:paragraph-properties fo:margin-top="0cm" fo:margin-bottom="0cm" style:contextual-spacing="false"/>
    </style:style>
    <style:style style:name="P5" style:family="paragraph" style:parent-style-name="Standard">
      <style:text-properties fo:font-weight="bold"/>
    </style:style>
    <style:style style:name="P6" style:family="paragraph" style:parent-style-name="Standard">
      <style:paragraph-properties fo:margin-top="0cm" fo:margin-bottom="0cm" style:contextual-spacing="false"/>
      <style:text-properties fo:color="#c9211e" loext:opacity="100%" style:font-name="Nimbus Roman" fo:font-size="10pt" fo:font-weight="bold" style:font-size-asian="10pt" style:font-size-complex="10pt"/>
    </style:style>
    <style:style style:name="P7" style:family="paragraph" style:parent-style-name="Standard">
      <style:paragraph-properties fo:margin-top="0cm" fo:margin-bottom="0cm" style:contextual-spacing="false"/>
      <style:text-properties fo:color="#c9211e" loext:opacity="100%" style:font-name="Nimbus Roman" fo:font-size="10pt" fo:font-weight="bold" style:font-size-asian="10pt" style:font-weight-asian="bold" style:font-size-complex="10pt" style:font-weight-complex="bold"/>
    </style:style>
    <style:style style:name="P8" style:family="paragraph" style:parent-style-name="Standard">
      <style:text-properties fo:color="#c9211e" loext:opacity="100%" style:font-name="Nimbus Roman" fo:font-size="10pt" fo:font-weight="bold" style:font-size-asian="10pt" style:font-weight-asian="bold" style:font-size-complex="10pt" style:font-weight-complex="bold"/>
    </style:style>
    <style:style style:name="P9" style:family="paragraph" style:parent-style-name="Standard">
      <style:paragraph-properties fo:margin-top="0cm" fo:margin-bottom="0cm" style:contextual-spacing="false"/>
      <style:text-properties fo:color="#c9211e" loext:opacity="100%" style:font-name="Nimbus Roman" fo:font-size="10pt" style:font-size-asian="10pt" style:font-size-complex="10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cm" fo:margin-bottom="0cm" style:contextual-spacing="false"/>
      <style:text-properties fo:color="#c9211e" loext:opacity="100%" style:font-name="Nimbus Roman" fo:font-size="10pt" style:font-size-asian="10pt" style:font-size-complex="10pt"/>
    </style:style>
    <style:style style:name="P12" style:family="paragraph" style:parent-style-name="Text_20_body">
      <style:paragraph-properties fo:margin-top="0cm" fo:margin-bottom="0cm" style:contextual-spacing="false"/>
      <style:text-properties fo:color="#c9211e" loext:opacity="100%" style:font-name="Nimbus Roman" fo:font-size="10pt" fo:font-weight="bold" style:font-size-asian="10pt" style:font-weight-asian="bold" style:font-size-complex="10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PARTIE 5<text:line-break/><text:tab/><text:tab/><text:tab/><text:tab/><text:span text:style-name="T1">Enonce des Exercices</text:span></text:p>
      <text:p text:style-name="Standard">Exercice 5.1</text:p>
      <text:p text:style-name="Standard">Ecrire un algorithme qui demande à l’utilisateur un nombre compris entre 1 et 3 jusqu’à ce que la réponse convienne.</text:p>
      <text:p text:style-name="Standard"/>
      <text:p text:style-name="P2">VARIABLES</text:p>
      <text:p text:style-name="P2"><text:tab/></text:p>
      <text:p text:style-name="P2"><text:tab/>N EST_DU_TYPE NOMBRE</text:p>
      <text:p text:style-name="P8">DEBUT_ALGORITHME</text:p>
      <text:p text:style-name="P2"><text:tab/>AFFICHER* "ENTREZ UN NOMBRE COMPRIS ENTRE 1 ET 3"</text:p>
      <text:p text:style-name="P2"><text:tab/>TANT_QUE (N&lt;1 OU N&gt;3) FAIRE</text:p>
      <text:p text:style-name="P2"><text:tab/><text:tab/>DEBUT_TANT_QUE</text:p>
      <text:p text:style-name="P2"><text:tab/><text:tab/>LIRE N</text:p>
      <text:p text:style-name="P2"><text:tab/><text:tab/></text:p>
      <text:p text:style-name="P2"><text:tab/>SI (N&lt;1 OU N&gt;3) ALORS</text:p>
      <text:p text:style-name="P2"><text:tab/><text:tab/>DEBUT_SI</text:p>
      <text:p text:style-name="P2"><text:tab/><text:tab/>AFFICHER "SAISIE ERRONEE. RECOMMENCER"</text:p>
      <text:p text:style-name="P2"><text:tab/><text:tab/>FIN_SI</text:p>
      <text:p text:style-name="P2"><text:tab/><text:tab/>FIN_TANT_QUE</text:p>
      <text:p text:style-name="P2">FIN_ALGORITHME</text:p>
      <text:p text:style-name="P5"/>
      <text:p text:style-name="P1"/>
      <text:p text:style-name="P4"><text:bookmark text:name="En5.2"/>Exercice 5.2</text:p>
      <text:p text:style-name="P4">Ecrire un algorithme qui demande un nombre compris entre 10 et 20, jusqu’à ce que la réponse convienne. En cas de réponse supérieure à 20, on fera apparaître un message : « Plus petit ! », et inversement, « Plus grand ! » si le nombre est inférieur à 10.</text:p>
      <text:p text:style-name="P4"/>
      <text:p text:style-name="P6">VARIABLES</text:p>
      <text:p text:style-name="P3"><text:tab/></text:p>
      <text:p text:style-name="P3"><text:tab/>N EST_DU_TYPE NOMBRE</text:p>
      <text:p text:style-name="P3"/>
      <text:p text:style-name="P7">DEBUT_ALGORITHME</text:p>
      <text:p text:style-name="P3"><text:tab/>AFFICHER* "ENTREZ UN NOMBRE COMPRIS ENTRE 10 ET 20"</text:p>
      <text:p text:style-name="P3"><text:tab/>TANT_QUE (N&lt;10 OU N&gt;20) FAIRE</text:p>
      <text:p text:style-name="P3"><text:tab/><text:tab/>DEBUT_TANT_QUE</text:p>
      <text:p text:style-name="P3"><text:tab/><text:tab/>LIRE N</text:p>
      <text:p text:style-name="P3"><text:tab/><text:tab/></text:p>
      <text:p text:style-name="P3"><text:tab/><text:tab/>SI (N&lt;10) ALORS</text:p>
      <text:p text:style-name="P3"><text:tab/><text:tab/><text:tab/>DEBUT_SI</text:p>
      <text:p text:style-name="P3"><text:tab/><text:tab/><text:tab/>AFFICHER "PLUS GRAND"</text:p>
      <text:p text:style-name="P3"><text:tab/><text:tab/><text:tab/>FIN_SI</text:p>
      <text:p text:style-name="P3"><text:tab/><text:tab/><text:tab/>SINON</text:p>
      <text:p text:style-name="P3"><text:tab/><text:tab/><text:tab/><text:tab/>DEBUT_SINON</text:p>
      <text:p text:style-name="P3"><text:tab/><text:tab/><text:tab/><text:tab/>SI (N&gt;20) ALORS</text:p>
      <text:p text:style-name="P3"><text:tab/><text:tab/><text:tab/><text:tab/>DEBUT_SI</text:p>
      <text:p text:style-name="P3"><text:tab/><text:tab/><text:tab/><text:tab/>AFFICHER "PLUS PETIT"</text:p>
      <text:p text:style-name="P3"><text:tab/><text:tab/><text:tab/><text:tab/>FIN_SI</text:p>
      <text:p text:style-name="P3"><text:tab/><text:tab/><text:tab/>FIN_SINON</text:p>
      <text:p text:style-name="P3"><text:tab/><text:tab/></text:p>
      <text:p text:style-name="P3"><text:tab/><text:tab/>FIN_TANT_QUE</text:p>
      <text:p text:style-name="P3">FIN_ALGORITHME</text:p>
      <text:p text:style-name="P4"/>
      <text:p text:style-name="P1"/>
      <text:p text:style-name="P4"/>
      <text:p text:style-name="P4"><text:soft-page-break/></text:p>
      <text:p text:style-name="P4"><text:bookmark text:name="En5.3"/>Exercice 5.3</text:p>
      <text:p text:style-name="P4">Ecrire un algorithme qui demande un nombre de départ, et qui ensuite affiche les dix nombres suivants. Par exemple, si l'utilisateur entre le nombre 17, le programme affichera les nombres de 18 à 27.</text:p>
      <text:p text:style-name="P11">VARIABLES</text:p>
      <text:p text:style-name="P11"><text:tab/>N EST_DU_TYPE NOMBRE</text:p>
      <text:p text:style-name="P11"><text:tab/>i EST_DU_TYPE NOMBRE</text:p>
      <text:p text:style-name="P11">DEBUT_ALGORITHME</text:p>
      <text:p text:style-name="P11"><text:tab/>AFFICHER* "ENTREZ UN NOMBRE"</text:p>
      <text:p text:style-name="P11"><text:tab/>LIRE N</text:p>
      <text:p text:style-name="P11"><text:tab/>i PREND_LA_VALEUR N</text:p>
      <text:p text:style-name="P11"><text:tab/>AFFICHER* "LES 10 NOMBRES SUIVANTS SONT:"</text:p>
      <text:p text:style-name="P11"><text:tab/>TANT_QUE (i&lt;N+10) FAIRE</text:p>
      <text:p text:style-name="P11"><text:tab/><text:tab/>DEBUT_TANT_QUE</text:p>
      <text:p text:style-name="P11"><text:tab/><text:tab/>AFFICHER* i</text:p>
      <text:p text:style-name="P11"><text:tab/><text:tab/>i PREND_LA_VALEUR i+1</text:p>
      <text:p text:style-name="P11"><text:tab/><text:tab/>FIN_TANT_QUE</text:p>
      <text:p text:style-name="P11">FIN_ALGORITHME</text:p>
      <text:p text:style-name="P1"/>
      <text:p text:style-name="P4"><text:bookmark text:name="En5.4"/>Exercice 5.4</text:p>
      <text:p text:style-name="P4">Réécrire l'algorithme précédent, en utilisant cette fois l'instruction <text:span text:style-name="T1">Pour</text:span></text:p>
      <text:p text:style-name="P11">VARIABLES</text:p>
      <text:p text:style-name="P11"><text:tab/>N EST_DU_TYPE NOMBRE</text:p>
      <text:p text:style-name="P11"><text:tab/>i EST_DU_TYPE NOMBRE</text:p>
      <text:p text:style-name="P11">DEBUT_ALGORITHME</text:p>
      <text:p text:style-name="P11"><text:tab/>AFFICHER* "ENTREZ UN NOMBRE"</text:p>
      <text:p text:style-name="P11"><text:tab/>LIRE N</text:p>
      <text:p text:style-name="P11"><text:tab/>i PREND_LA_VALEUR N</text:p>
      <text:p text:style-name="P11"><text:tab/>AFFICHER* "LES 10 NOMBRES SUIVANTS SONT:"</text:p>
      <text:p text:style-name="P11"><text:tab/></text:p>
      <text:p text:style-name="P11"><text:tab/><text:tab/>POUR <text:span text:style-name="T3">N </text:span>ALLANT_DE 0 A 10</text:p>
      <text:p text:style-name="P11"><text:tab/><text:tab/><text:tab/>DEBUT_POUR</text:p>
      <text:p text:style-name="P11"><text:tab/><text:tab/><text:tab/>i PREND_LA_VALEUR i+1</text:p>
      <text:p text:style-name="P11"><text:tab/><text:tab/><text:tab/>AFFICHER* i</text:p>
      <text:p text:style-name="P11"><text:tab/><text:tab/><text:tab/>FIN_POUR</text:p>
      <text:p text:style-name="P11">FIN_ALGORITHME</text:p>
      <text:p text:style-name="P1"/>
      <text:p text:style-name="P4"><text:bookmark text:name="En5.5"/>Exercice 5.5</text:p>
      <text:p text:style-name="P4">Ecrire un algorithme qui demande un nombre de départ, et qui ensuite écrit la table de multiplication de ce nombre, présentée comme suit (cas où l'utilisateur entre le nombre 7) :</text:p>
      <text:p text:style-name="P4">Table de 7 :<text:line-break/>7 x 1 = 7<text:line-break/>7 x 2 = 14<text:line-break/>7 x 3 = 21<text:line-break/>…<text:line-break/>7 x 10 = 70</text:p>
      <text:p text:style-name="P4"/>
      <text:p text:style-name="P4"/>
      <text:p text:style-name="P12"><text:soft-page-break/>VARIABLES</text:p>
      <text:p text:style-name="P11"><text:tab/>N EST_DU_TYPE NOMBRE</text:p>
      <text:p text:style-name="P11"><text:tab/>i EST_DU_TYPE NOMBRE</text:p>
      <text:p text:style-name="P12">DEBUT_ALGORITHME</text:p>
      <text:p text:style-name="P11"><text:tab/>AFFICHER "ENTREZ UN NOMBRE"</text:p>
      <text:p text:style-name="P11"><text:tab/>LIRE N</text:p>
      <text:p text:style-name="P11"><text:tab/>AFFICHER* "LA TABLE DE MULTIPLICATION EST:"</text:p>
      <text:p text:style-name="P11"><text:tab/>POUR i ALLANT_DE 1 A 10</text:p>
      <text:p text:style-name="P11"><text:tab/><text:tab/>DEBUT_POUR</text:p>
      <text:p text:style-name="P11"><text:tab/><text:tab/>AFFICHER N</text:p>
      <text:p text:style-name="P11"><text:tab/><text:tab/>AFFICHER "X"</text:p>
      <text:p text:style-name="P11"><text:tab/><text:tab/>AFFICHER i</text:p>
      <text:p text:style-name="P11"><text:tab/><text:tab/>AFFICHER "="</text:p>
      <text:p text:style-name="P11"><text:tab/><text:tab/>AFFICHERCALCUL* N*i</text:p>
      <text:p text:style-name="P11"><text:tab/><text:tab/>FIN_POUR</text:p>
      <text:p text:style-name="P11">FIN_ALGORITHME</text:p>
      <text:p text:style-name="P1"/>
      <text:p text:style-name="P4"><text:bookmark text:name="En5.6"/>Exercice 5.6</text:p>
      <text:p text:style-name="P4">Ecrire un algorithme qui demande un nombre de départ, et qui calcule la somme des entiers jusqu’à ce nombre. Par exemple, si l’on entre 5, le programme doit calculer :</text:p>
      <text:p text:style-name="P4">1 + 2 + 3 + 4 + 5 = 15</text:p>
      <text:p text:style-name="P4">NB : on souhaite afficher uniquement le résultat, pas la décomposition du calcul.</text:p>
      <text:p text:style-name="P11">VARIABLES</text:p>
      <text:p text:style-name="P11"><text:tab/>N EST_DU_TYPE NOMBRE</text:p>
      <text:p text:style-name="P11"><text:tab/>i EST_DU_TYPE NOMBRE</text:p>
      <text:p text:style-name="P11"><text:tab/>SOM EST_DU_TYPE NOMBRE</text:p>
      <text:p text:style-name="P11">DEBUT_ALGORITHME</text:p>
      <text:p text:style-name="P11"><text:tab/>AFFICHER "ENTREZ UN NOMBRE"</text:p>
      <text:p text:style-name="P11"><text:tab/>LIRE N</text:p>
      <text:p text:style-name="P11"><text:tab/>SOM PREND_LA_VALEUR 0</text:p>
      <text:p text:style-name="P11"><text:tab/>POUR i ALLANT_DE 1 A N</text:p>
      <text:p text:style-name="P11"><text:tab/><text:tab/>DEBUT_POUR</text:p>
      <text:p text:style-name="P11"><text:tab/><text:tab/>SOM PREND_LA_VALEUR SOM+i</text:p>
      <text:p text:style-name="P11"><text:tab/><text:tab/>AFFICHER "LA SOMME EST :"</text:p>
      <text:p text:style-name="P11"><text:tab/><text:tab/>AFFICHER* SOM</text:p>
      <text:p text:style-name="P11"><text:tab/><text:tab/>FIN_POUR</text:p>
      <text:p text:style-name="P11">FIN_ALGORITHME</text:p>
      <text:p text:style-name="P1"/>
      <text:p text:style-name="P4"><text:bookmark text:name="En5.7"/>Exercice 5.7</text:p>
      <text:p text:style-name="P4">Ecrire un algorithme qui demande un nombre de départ, et qui calcule sa factorielle.</text:p>
      <text:p text:style-name="P4">NB : la factorielle de 8, notée 8 !, vaut </text:p>
      <text:p text:style-name="P4">1 x 2 x 3 x 4 x 5 x 6 x 7 x 8</text:p>
      <text:p text:style-name="P11">VARIABLES</text:p>
      <text:p text:style-name="P11"><text:tab/></text:p>
      <text:p text:style-name="P11"><text:tab/>N EST_DU_TYPE NOMBRE</text:p>
      <text:p text:style-name="P11"><text:tab/>i EST_DU_TYPE NOMBRE</text:p>
      <text:p text:style-name="P11"><text:tab/>F EST_DU_TYPE NOMBRE</text:p>
      <text:p text:style-name="P11">DEBUT_ALGORITHME</text:p>
      <text:p text:style-name="P11"><text:tab/>AFFICHER "entrez un nombre"</text:p>
      <text:p text:style-name="P11"><text:tab/>LIRE N</text:p>
      <text:p text:style-name="P11"><text:soft-page-break/><text:tab/>F PREND_LA_VALEUR 1</text:p>
      <text:p text:style-name="P11"><text:tab/>POUR i ALLANT_DE 2 A N</text:p>
      <text:p text:style-name="P11"><text:tab/><text:tab/>DEBUT_POUR</text:p>
      <text:p text:style-name="P11"><text:tab/><text:tab/></text:p>
      <text:p text:style-name="P11"><text:tab/><text:tab/>F PREND_LA_VALEUR F*i</text:p>
      <text:p text:style-name="P11"><text:tab/><text:tab/></text:p>
      <text:p text:style-name="P11"><text:tab/><text:tab/>FIN_POUR</text:p>
      <text:p text:style-name="P11"><text:tab/>AFFICHER "La factorielle est :"</text:p>
      <text:p text:style-name="P11"><text:tab/><text:tab/>AFFICHER* F</text:p>
      <text:p text:style-name="P11"><text:tab/></text:p>
      <text:p text:style-name="P11">FIN_ALGORITHME</text:p>
      <text:p text:style-name="P1"/>
      <text:p text:style-name="P4"><text:bookmark text:name="En5.8"/>Exercice 5.8</text:p>
      <text:p text:style-name="P4">Ecrire un algorithme qui demande successivement 20 nombres à l’utilisateur, et qui lui dise ensuite quel était le plus grand parmi ces 20 nombres :</text:p>
      <text:p text:style-name="P4">Entrez le nombre numéro 1 : 12<text:line-break/>Entrez le nombre numéro 2 : 14<text:line-break/>etc.<text:line-break/>Entrez le nombre numéro 20 : 6<text:line-break/>Le plus grand de ces nombres est  : 14</text:p>
      <text:p text:style-name="P4">Modifiez ensuite l’algorithme pour que le programme affiche de surcroît en quelle position avait été saisie ce nombre :</text:p>
      <text:p text:style-name="P4">C’était le nombre numéro 2</text:p>
      <text:p text:style-name="P12">VARIABLES</text:p>
      <text:p text:style-name="P11"><text:span text:style-name="T2"><text:tab/></text:span>i EST_DU_TYPE NOMBRE</text:p>
      <text:p text:style-name="P11"><text:tab/>PG EST_DU_TYPE NOMBRE</text:p>
      <text:p text:style-name="P11"><text:tab/>N EST_DU_TYPE NOMBRE</text:p>
      <text:p text:style-name="P12">DEBUT_ALGORITHME</text:p>
      <text:p text:style-name="P11"><text:tab/>PG PREND_LA_VALEUR 0</text:p>
      <text:p text:style-name="P11"><text:tab/>POUR i ALLANT_DE 1 A 20</text:p>
      <text:p text:style-name="P11"><text:tab/><text:tab/>DEBUT_POUR</text:p>
      <text:p text:style-name="P11"><text:tab/><text:tab/>AFFICHER* "entrez un nombre"</text:p>
      <text:p text:style-name="P11"><text:tab/><text:tab/>LIRE N</text:p>
      <text:p text:style-name="P11"><text:tab/><text:tab/>SI (i==1 OU N&gt;PG) ALORS</text:p>
      <text:p text:style-name="P11"><text:tab/><text:tab/><text:tab/>DEBUT_SI</text:p>
      <text:p text:style-name="P11"><text:tab/><text:tab/><text:tab/>PG PREND_LA_VALEUR N</text:p>
      <text:p text:style-name="P11"><text:tab/><text:tab/><text:tab/>FIN_SI</text:p>
      <text:p text:style-name="P11"><text:tab/><text:tab/>FIN_POUR</text:p>
      <text:p text:style-name="P11"><text:tab/>AFFICHER "Le nombre le plus grand était:"</text:p>
      <text:p text:style-name="P11"><text:tab/>AFFICHER PG</text:p>
      <text:p text:style-name="P11">FIN_ALGORITHME</text:p>
      <text:p text:style-name="P1"/>
      <text:p text:style-name="P4"><text:bookmark text:name="En5.9"/>Exercice 5.9</text:p>
      <text:p text:style-name="P4">Réécrire l’algorithme précédent, mais cette fois-ci on ne connaît pas d’avance combien l’utilisateur souhaite saisir de nombres. La saisie des nombres s’arrête lorsque l’utilisateur entre un zéro.</text:p>
      <text:p text:style-name="P4"/>
      <text:p text:style-name="P1"/>
      <text:p text:style-name="P4"><text:bookmark text:name="En5.10"/>Exercice 5.10</text:p>
      <text:p text:style-name="P4"><text:soft-page-break/>Lire la suite des prix (en euros entiers et terminée par zéro) des achats d’un client. Calculer la somme qu’il doit, lire la somme qu’il paye, et simuler la remise de la monnaie en affichant les textes "10 Euros", "5 Euros" et "1 Euro" autant de fois qu’il y a de coupures de chaque sorte à rendre.</text:p>
      <text:p text:style-name="P4"/>
      <text:p text:style-name="P1"/>
      <text:p text:style-name="P4"><text:bookmark text:name="En5.11"/>Exercice 5.11</text:p>
      <text:p text:style-name="P4">Écrire un algorithme qui permette de connaître ses chances de gagner au tiercé, quarté, quinté et autres impôts volontaires.</text:p>
      <text:p text:style-name="P4">On demande à l’utilisateur le nombre de chevaux partants, et le nombre de chevaux joués. Les deux messages affichés devront être :</text:p>
      <text:p text:style-name="P4">Dans l’ordre : une chance sur X de gagner<text:line-break/>Dans le désordre : une chance sur Y de gagner</text:p>
      <text:p text:style-name="P4">X et Y nous sont donnés par la formule suivante, si n est le nombre de chevaux partants et p le nombre de chevaux joués (on rappelle que le signe ! signifie "factorielle", comme dans l'exercice 5.7 ci-dessus) :</text:p>
      <text:p text:style-name="P4">X = n ! / (n - p) !<text:line-break/>Y = n ! / (p ! * (n – p) !)</text:p>
      <text:p text:style-name="P4">NB : cet algorithme peut être écrit d’une manière simple, mais relativement peu performante. Ses performances peuvent être singulièrement augmentées par une petite astuce. Vous commencerez par écrire la manière la plus simple, puis vous identifierez le problème, et écrirez une deuxième version permettant de le résoudre.</text:p>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0T15:41:10.522197049</meta:creation-date>
    <meta:generator>LibreOffice/7.3.4.2$Linux_X86_64 LibreOffice_project/30$Build-2</meta:generator>
    <dc:date>2022-07-22T09:13:52.698949886</dc:date>
    <meta:editing-duration>PT2H48M16S</meta:editing-duration>
    <meta:editing-cycles>6</meta:editing-cycles>
    <meta:document-statistic meta:table-count="0" meta:image-count="0" meta:object-count="0" meta:page-count="5" meta:paragraph-count="171" meta:word-count="933" meta:character-count="5621" meta:non-whitespace-character-count="4646"/>
  </office:meta>
</office:document-meta>
</file>